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00" draw:fill-color="#ffff00"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947cm" fo:min-width="5.69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122cm" fo:min-width="2.87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5.592cm" fo:min-width="0.516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682cm" fo:min-width="0.898cm"/>
    </style:style>
    <style:style style:name="gr7" style:family="graphic" style:parent-style-name="objectwithoutfill">
      <style:graphic-properties svg:stroke-color="#ffff00" draw:fill="none" draw:textarea-vertical-align="middle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5.592cm" fo:min-width="0.897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0.14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763cm" svg:height="8.763cm" svg:x="6.3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768cm" svg:height="4.768cm" svg:x="8.424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79cm" svg:y1="3.032cm" svg:x2="10.779cm" svg:y2="17.383cm">
          <draw:glue-point draw:id="4" svg:x="0cm" svg:y="-5cm"/>
          <text:p/>
        </draw:line>
        <draw:custom-shape draw:style-name="gr5" draw:text-style-name="P4" draw:layer="layout" svg:width="1.016cm" svg:height="5.842cm" svg:x="10.271cm" svg:y="4.4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94cm" svg:height="2.794cm" svg:x="9.763cm" svg:y="10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0.779cm" svg:y1="11.668cm" svg:x2="11.795cm" svg:y2="13.7cm">
          <text:p/>
        </draw:line>
        <draw:line draw:style-name="gr7" draw:text-style-name="P3" draw:layer="layout" svg:x1="11.795cm" svg:y1="13.7cm" svg:x2="14.97cm" svg:y2="15.732cm">
          <text:p/>
        </draw:line>
        <draw:custom-shape draw:style-name="gr8" draw:text-style-name="P5" draw:layer="layout" svg:width="1.397cm" svg:height="5.842cm" draw:transform="rotate (0.995012206561967) translate (14.081cm 16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779cm" svg:y1="16.367cm" svg:x2="13.827cm" svg:y2="14.97cm">
          <text:p/>
        </draw:line>
        <draw:frame draw:style-name="gr9" draw:text-style-name="P6" draw:layer="layout" svg:width="3.683cm" svg:height="0.962cm" svg:x="11.541cm" svg:y="2.143cm">
          <draw:text-box>
            <text:p>Lichtbron</text:p>
          </draw:text-box>
        </draw:frame>
        <draw:frame draw:style-name="gr10" draw:text-style-name="P6" draw:layer="layout" svg:width="5.461cm" svg:height="1.143cm" svg:x="11.414cm" svg:y="5.699cm">
          <draw:text-box>
            <text:p>Collimator</text:p>
          </draw:text-box>
        </draw:frame>
        <draw:frame draw:style-name="gr11" draw:text-style-name="P6" draw:layer="layout" svg:width="4.953cm" svg:height="0.962cm" svg:x="13.065cm" svg:y="9.001cm">
          <draw:text-box>
            <text:p>Basistafel</text:p>
          </draw:text-box>
        </draw:frame>
        <draw:frame draw:style-name="gr11" draw:text-style-name="P6" draw:layer="layout" svg:width="4.572cm" svg:height="0.962cm" svg:x="12.43cm" svg:y="11.033cm">
          <draw:text-box>
            <text:p>prismatafel</text:p>
          </draw:text-box>
        </draw:frame>
        <draw:frame draw:style-name="gr12" draw:text-style-name="P6" draw:layer="layout" svg:width="4.318cm" svg:height="1.016cm" svg:x="12.684cm" svg:y="17.256cm">
          <draw:text-box>
            <text:p>telescoop</text:p>
          </draw:text-box>
        </draw:frame>
        <draw:frame draw:style-name="gr13" draw:text-style-name="P6" draw:layer="layout" svg:width="2.667cm" svg:height="0.962cm" svg:x="11.414cm" svg:y="15.732cm">
          <draw:text-box>
            <text:p>del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0:06:47.110533028</meta:creation-date>
    <dc:date>2019-03-03T10:28:29.611550094</dc:date>
    <meta:editing-duration>PT38S</meta:editing-duration>
    <meta:editing-cycles>1</meta:editing-cycles>
    <meta:generator>LibreOffice/6.1.5.2$Linux_X86_64 LibreOffice_project/10$Build-2</meta:generator>
    <meta:document-statistic meta:object-count="16"/>
  </office:meta>
</office:document-meta>
</file>